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st-1.27-x260" table:style-name="ta1">
        <table:shapes>
          <draw:frame draw:z-index="0" draw:style-name="gr1" draw:text-style-name="P1" svg:width="453.51pt" svg:height="255.09pt" svg:x="180.74pt" svg:y="136.86pt">
            <draw:object draw:notify-on-update-of-ranges="'rust-1.27-x260'.A2:'rust-1.27-x260'.A6 'rust-1.27-x260'.A2:'rust-1.27-x260'.A6 'rust-1.27-x260'.D1:'rust-1.27-x260'.D1 'rust-1.27-x260'.D2:'rust-1.27-x260'.D7 'rust-1.27-x260'.A2:'rust-1.27-x260'.A6 'rust-1.27-x260'.E1:'rust-1.27-x260'.E1 'rust-1.27-x260'.E2:'rust-1.27-x260'.E7 'rust-1.27-x260'.A2:'rust-1.27-x260'.A6 'rust-1.27-x260'.C1:'rust-1.27-x260'.C1 'rust-1.27-x260'.C2:'rust-1.27-x260'.C7 'rust-1.27-x260'.A2:'rust-1.27-x260'.A6 'rust-1.27-x260'.B1:'rust-1.27-x260'.B1 'rust-1.27-x260'.B2:'rust-1.27-x260'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179" calcext:value-type="float">
            <text:p>17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182" calcext:value-type="float">
            <text:p>182</text:p>
          </table:table-cell>
          <table:table-cell office:value-type="float" office:value="396" calcext:value-type="float">
            <text:p>3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353" calcext:value-type="float">
            <text:p>353</text:p>
          </table:table-cell>
          <table:table-cell office:value-type="float" office:value="1053" calcext:value-type="float">
            <text:p>105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8" calcext:value-type="float">
            <text:p>368</text:p>
          </table:table-cell>
          <table:table-cell office:value-type="float" office:value="676" calcext:value-type="float">
            <text:p>676</text:p>
          </table:table-cell>
          <table:table-cell office:value-type="float" office:value="3433" calcext:value-type="float">
            <text:p>3433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20" calcext:value-type="float">
            <text:p>920</text:p>
          </table:table-cell>
          <table:table-cell office:value-type="float" office:value="1415" calcext:value-type="float">
            <text:p>1415</text:p>
          </table:table-cell>
          <table:table-cell office:value-type="float" office:value="12158" calcext:value-type="float">
            <text:p>12158</text:p>
          </table:table-cell>
          <table:table-cell office:value-type="float" office:value="11654" calcext:value-type="float">
            <text:p>116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39" calcext:value-type="float">
            <text:p>2639</text:p>
          </table:table-cell>
          <table:table-cell office:value-type="float" office:value="3485" calcext:value-type="float">
            <text:p>3485</text:p>
          </table:table-cell>
          <table:table-cell office:value-type="float" office:value="48419" calcext:value-type="float">
            <text:p>48419</text:p>
          </table:table-cell>
          <table:table-cell office:value-type="float" office:value="44908" calcext:value-type="float">
            <text:p>449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355" calcext:value-type="float">
            <text:p>8355</text:p>
          </table:table-cell>
          <table:table-cell office:value-type="float" office:value="11261" calcext:value-type="float">
            <text:p>11261</text:p>
          </table:table-cell>
          <table:table-cell office:value-type="float" office:value="186391" calcext:value-type="float">
            <text:p>186391</text:p>
          </table:table-cell>
          <table:table-cell office:value-type="float" office:value="175569" calcext:value-type="float">
            <text:p>175569</text:p>
          </table:table-cell>
        </table:table-row>
      </table:table>
      <table:table table:name="rust-1.24-x230" table:style-name="ta1">
        <table:shapes>
          <draw:frame draw:z-index="0" draw:style-name="gr1" draw:text-style-name="P1" svg:width="453.51pt" svg:height="255.09pt" svg:x="144.88pt" svg:y="131.58pt">
            <draw:object draw:notify-on-update-of-ranges="'rust-1.24-x230'.A2:'rust-1.24-x230'.A6 'rust-1.24-x230'.A2:'rust-1.24-x230'.A6 'rust-1.24-x230'.D1:'rust-1.24-x230'.D1 'rust-1.24-x230'.D2:'rust-1.24-x230'.D7 'rust-1.24-x230'.A2:'rust-1.24-x230'.A6 'rust-1.24-x230'.E1:'rust-1.24-x230'.E1 'rust-1.24-x230'.E2:'rust-1.24-x230'.E7 'rust-1.24-x230'.A2:'rust-1.24-x230'.A6 'rust-1.24-x230'.C1:'rust-1.24-x230'.C1 'rust-1.24-x230'.C2:'rust-1.24-x230'.C7 'rust-1.24-x230'.A2:'rust-1.24-x230'.A6 'rust-1.24-x230'.B1:'rust-1.24-x230'.B1 'rust-1.24-x230'.B2:'rust-1.24-x230'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526" calcext:value-type="float">
            <text:p>52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float" office:value="383" calcext:value-type="float">
            <text:p>383</text:p>
          </table:table-cell>
          <table:table-cell office:value-type="float" office:value="1398" calcext:value-type="float">
            <text:p>1398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3" calcext:value-type="float">
            <text:p>453</text:p>
          </table:table-cell>
          <table:table-cell office:value-type="float" office:value="749" calcext:value-type="float">
            <text:p>749</text:p>
          </table:table-cell>
          <table:table-cell office:value-type="float" office:value="4156" calcext:value-type="float">
            <text:p>4156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5" calcext:value-type="float">
            <text:p>1105</text:p>
          </table:table-cell>
          <table:table-cell office:value-type="float" office:value="1838" calcext:value-type="float">
            <text:p>1838</text:p>
          </table:table-cell>
          <table:table-cell office:value-type="float" office:value="13554" calcext:value-type="float">
            <text:p>13554</text:p>
          </table:table-cell>
          <table:table-cell office:value-type="float" office:value="16511" calcext:value-type="float">
            <text:p>165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43" calcext:value-type="float">
            <text:p>3143</text:p>
          </table:table-cell>
          <table:table-cell office:value-type="float" office:value="5790" calcext:value-type="float">
            <text:p>5790</text:p>
          </table:table-cell>
          <table:table-cell office:value-type="float" office:value="50167" calcext:value-type="float">
            <text:p>50167</text:p>
          </table:table-cell>
          <table:table-cell office:value-type="float" office:value="63606" calcext:value-type="float">
            <text:p>636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545" calcext:value-type="float">
            <text:p>13545</text:p>
          </table:table-cell>
          <table:table-cell office:value-type="float" office:value="18855" calcext:value-type="float">
            <text:p>18855</text:p>
          </table:table-cell>
          <table:table-cell office:value-type="float" office:value="185142" calcext:value-type="float">
            <text:p>185142</text:p>
          </table:table-cell>
          <table:table-cell office:value-type="float" office:value="247519" calcext:value-type="float">
            <text:p>247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22:36:19.442192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2:09:45.230038314</meta:creation-date>
    <dc:date>2018-04-17T23:54:04.472230950</dc:date>
    <meta:editing-duration>PT2H29M52S</meta:editing-duration>
    <meta:editing-cycles>5</meta:editing-cycles>
    <meta:generator>LibreOffice/5.4.6.2$Linux_X86_64 LibreOffice_project/40m0$Build-2</meta:generator>
    <meta:document-statistic meta:table-count="2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04cm" svg:y="0.316cm" chart:style-name="ch2">
          <text:p>Benchmarking Array,Vec,List, Seq</text:p>
        </chart:title>
        <chart:legend chart:legend-position="end" svg:x="13.836cm" svg:y="3.454cm" style:legend-expansion="high" chart:style-name="ch3"/>
        <chart:plot-area chart:style-name="ch4" table:cell-range-address="'rust-1.24-x230'.A1:'rust-1.24-x230'.B6 'rust-1.24-x230'.C1:'rust-1.24-x230'.E7" chart:data-source-has-labels="both" svg:x="1.331cm" svg:y="1.275cm" svg:width="12.185cm" svg:height="6.564cm">
          <chartooo:coordinate-region svg:x="2.323cm" svg:y="1.275cm" svg:width="10.728cm" svg:height="5.918cm"/>
          <chart:axis chart:dimension="x" chart:name="primary-x" chart:style-name="ch5" chartooo:axis-type="auto">
            <chart:title svg:x="6.691cm" svg:y="8.019cm" chart:style-name="ch6">
              <text:p>Elements</text:p>
            </chart:title>
            <chart:categories table:cell-range-address="'rust-1.24-x230'.A2:'rust-1.24-x230'.A6"/>
          </chart:axis>
          <chart:axis chart:dimension="y" chart:name="primary-y" chart:style-name="ch7">
            <chart:title svg:x="0.451cm" svg:y="6.744cm" chart:style-name="ch8">
              <text:p>Nano-Seconds (less is better)</text:p>
            </chart:title>
            <chart:grid chart:style-name="ch9" chart:class="major"/>
          </chart:axis>
          <chart:series chart:style-name="ch10" chart:values-cell-range-address="'rust-1.24-x230'.D2:'rust-1.24-x230'.D7" chart:label-cell-address="'rust-1.24-x230'.D1:'rust-1.24-x230'.D1" chart:class="chart:scatter">
            <chart:domain table:cell-range-address="'rust-1.24-x230'.A2:'rust-1.24-x230'.A6"/>
            <chart:data-point chart:repeated="6"/>
          </chart:series>
          <chart:series chart:style-name="ch11" chart:values-cell-range-address="'rust-1.24-x230'.E2:'rust-1.24-x230'.E7" chart:label-cell-address="'rust-1.24-x230'.E1:'rust-1.24-x230'.E1" chart:class="chart:scatter">
            <chart:data-point chart:repeated="6"/>
          </chart:series>
          <chart:series chart:style-name="ch12" chart:values-cell-range-address="'rust-1.24-x230'.C2:'rust-1.24-x230'.C7" chart:label-cell-address="'rust-1.24-x230'.C1:'rust-1.24-x230'.C1" chart:class="chart:scatter">
            <chart:data-point chart:repeated="6"/>
          </chart:series>
          <chart:series chart:style-name="ch13" chart:values-cell-range-address="'rust-1.24-x230'.B2:'rust-1.24-x230'.B6" chart:label-cell-address="'rust-1.24-x230'.B1:'rust-1.24-x230'.B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st</text:p>
                <draw:g>
                  <svg:desc>'rust-1.24-x230'.D1:'rust-1.24-x230'.D1</svg:desc>
                </draw:g>
              </table:table-cell>
              <table:table-cell office:value-type="string">
                <text:p>Seq</text:p>
                <draw:g>
                  <svg:desc>'rust-1.24-x230'.E1:'rust-1.24-x230'.E1</svg:desc>
                </draw:g>
              </table:table-cell>
              <table:table-cell office:value-type="string">
                <text:p>Vec</text:p>
                <draw:g>
                  <svg:desc>'rust-1.24-x230'.C1:'rust-1.24-x230'.C1</svg:desc>
                </draw:g>
              </table:table-cell>
              <table:table-cell office:value-type="string">
                <text:p>Array</text:p>
                <draw:g>
                  <svg:desc>'rust-1.24-x230'.B1:'rust-1.24-x230'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rust-1.24-x230'.A2:'rust-1.24-x230'.A6</svg:desc>
                </draw:g>
              </table:table-cell>
              <table:table-cell office:value-type="float" office:value="8">
                <text:p>8</text:p>
                <draw:g>
                  <svg:desc>'rust-1.24-x230'.A2:'rust-1.24-x230'.A6</svg:desc>
                </draw:g>
              </table:table-cell>
              <table:table-cell office:value-type="float" office:value="219">
                <text:p>219</text:p>
                <draw:g>
                  <svg:desc>'rust-1.24-x230'.D2:'rust-1.24-x230'.D7</svg:desc>
                </draw:g>
              </table:table-cell>
              <table:table-cell office:value-type="float" office:value="53">
                <text:p>53</text:p>
                <draw:g>
                  <svg:desc>'rust-1.24-x230'.E2:'rust-1.24-x230'.E7</svg:desc>
                </draw:g>
              </table:table-cell>
              <table:table-cell office:value-type="float" office:value="112">
                <text:p>112</text:p>
                <draw:g>
                  <svg:desc>'rust-1.24-x230'.C2:'rust-1.24-x230'.C7</svg:desc>
                </draw:g>
              </table:table-cell>
              <table:table-cell office:value-type="float" office:value="1">
                <text:p>1</text:p>
                <draw:g>
                  <svg:desc>'rust-1.24-x230'.B2:'rust-1.24-x230'.B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6">
                <text:p>526</text:p>
              </table:table-cell>
              <table:table-cell office:value-type="float" office:value="190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98">
                <text:p>1398</text:p>
              </table:table-cell>
              <table:table-cell office:value-type="float" office:value="976">
                <text:p>976</text:p>
              </table:table-cell>
              <table:table-cell office:value-type="float" office:value="383">
                <text:p>3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156">
                <text:p>4156</text:p>
              </table:table-cell>
              <table:table-cell office:value-type="float" office:value="4243">
                <text:p>4243</text:p>
              </table:table-cell>
              <table:table-cell office:value-type="float" office:value="749">
                <text:p>74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3554">
                <text:p>13554</text:p>
              </table:table-cell>
              <table:table-cell office:value-type="float" office:value="16511">
                <text:p>16511</text:p>
              </table:table-cell>
              <table:table-cell office:value-type="float" office:value="1838">
                <text:p>183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0167">
                <text:p>50167</text:p>
              </table:table-cell>
              <table:table-cell office:value-type="float" office:value="63606">
                <text:p>63606</text:p>
              </table:table-cell>
              <table:table-cell office:value-type="float" office:value="5790">
                <text:p>57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" chart:maximum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04cm" svg:y="0.316cm" chart:style-name="ch2">
          <text:p>Benchmarking Array,Vec,List, Seq</text:p>
        </chart:title>
        <chart:legend chart:legend-position="end" svg:x="13.836cm" svg:y="3.454cm" style:legend-expansion="high" chart:style-name="ch3"/>
        <chart:plot-area chart:style-name="ch4" table:cell-range-address="'rust-1.27-x260'.A1:'rust-1.27-x260'.B6 'rust-1.27-x260'.C1:'rust-1.27-x260'.E7" chart:data-source-has-labels="both" svg:x="1.331cm" svg:y="1.275cm" svg:width="12.185cm" svg:height="6.564cm">
          <chartooo:coordinate-region svg:x="2.323cm" svg:y="1.275cm" svg:width="10.728cm" svg:height="5.918cm"/>
          <chart:axis chart:dimension="x" chart:name="primary-x" chart:style-name="ch5" chartooo:axis-type="auto">
            <chart:title svg:x="6.691cm" svg:y="8.019cm" chart:style-name="ch6">
              <text:p>Elements</text:p>
            </chart:title>
            <chart:categories table:cell-range-address="'rust-1.27-x260'.A2:'rust-1.27-x260'.A6"/>
          </chart:axis>
          <chart:axis chart:dimension="y" chart:name="primary-y" chart:style-name="ch7">
            <chart:title svg:x="0.451cm" svg:y="6.744cm" chart:style-name="ch8">
              <text:p>Nano-Seconds (less is better)</text:p>
            </chart:title>
            <chart:grid chart:style-name="ch9" chart:class="major"/>
          </chart:axis>
          <chart:series chart:style-name="ch10" chart:values-cell-range-address="'rust-1.27-x260'.D2:'rust-1.27-x260'.D7" chart:label-cell-address="'rust-1.27-x260'.D1:'rust-1.27-x260'.D1" chart:class="chart:scatter">
            <chart:domain table:cell-range-address="'rust-1.27-x260'.A2:'rust-1.27-x260'.A6"/>
            <chart:data-point chart:repeated="6"/>
          </chart:series>
          <chart:series chart:style-name="ch11" chart:values-cell-range-address="'rust-1.27-x260'.E2:'rust-1.27-x260'.E7" chart:label-cell-address="'rust-1.27-x260'.E1:'rust-1.27-x260'.E1" chart:class="chart:scatter">
            <chart:data-point chart:repeated="6"/>
          </chart:series>
          <chart:series chart:style-name="ch12" chart:values-cell-range-address="'rust-1.27-x260'.C2:'rust-1.27-x260'.C7" chart:label-cell-address="'rust-1.27-x260'.C1:'rust-1.27-x260'.C1" chart:class="chart:scatter">
            <chart:data-point chart:repeated="6"/>
          </chart:series>
          <chart:series chart:style-name="ch13" chart:values-cell-range-address="'rust-1.27-x260'.B2:'rust-1.27-x260'.B6" chart:label-cell-address="'rust-1.27-x260'.B1:'rust-1.27-x260'.B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st</text:p>
                <draw:g>
                  <svg:desc>'rust-1.27-x260'.D1:'rust-1.27-x260'.D1</svg:desc>
                </draw:g>
              </table:table-cell>
              <table:table-cell office:value-type="string">
                <text:p>Seq</text:p>
                <draw:g>
                  <svg:desc>'rust-1.27-x260'.E1:'rust-1.27-x260'.E1</svg:desc>
                </draw:g>
              </table:table-cell>
              <table:table-cell office:value-type="string">
                <text:p>Vec</text:p>
                <draw:g>
                  <svg:desc>'rust-1.27-x260'.C1:'rust-1.27-x260'.C1</svg:desc>
                </draw:g>
              </table:table-cell>
              <table:table-cell office:value-type="string">
                <text:p>Array</text:p>
                <draw:g>
                  <svg:desc>'rust-1.27-x260'.B1:'rust-1.27-x260'.B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'rust-1.27-x260'.A2:'rust-1.27-x260'.A6</svg:desc>
                </draw:g>
              </table:table-cell>
              <table:table-cell office:value-type="float" office:value="8">
                <text:p>8</text:p>
                <draw:g>
                  <svg:desc>'rust-1.27-x260'.A2:'rust-1.27-x260'.A6</svg:desc>
                </draw:g>
              </table:table-cell>
              <table:table-cell office:value-type="float" office:value="179">
                <text:p>179</text:p>
                <draw:g>
                  <svg:desc>'rust-1.27-x260'.D2:'rust-1.27-x260'.D7</svg:desc>
                </draw:g>
              </table:table-cell>
              <table:table-cell office:value-type="float" office:value="44">
                <text:p>44</text:p>
                <draw:g>
                  <svg:desc>'rust-1.27-x260'.E2:'rust-1.27-x260'.E7</svg:desc>
                </draw:g>
              </table:table-cell>
              <table:table-cell office:value-type="float" office:value="93">
                <text:p>93</text:p>
                <draw:g>
                  <svg:desc>'rust-1.27-x260'.C2:'rust-1.27-x260'.C7</svg:desc>
                </draw:g>
              </table:table-cell>
              <table:table-cell office:value-type="float" office:value="28">
                <text:p>28</text:p>
                <draw:g>
                  <svg:desc>'rust-1.27-x260'.B2:'rust-1.27-x260'.B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96">
                <text:p>396</text:p>
              </table:table-cell>
              <table:table-cell office:value-type="float" office:value="135">
                <text:p>135</text:p>
              </table:table-cell>
              <table:table-cell office:value-type="float" office:value="182">
                <text:p>18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53">
                <text:p>1053</text:p>
              </table:table-cell>
              <table:table-cell office:value-type="float" office:value="648">
                <text:p>648</text:p>
              </table:table-cell>
              <table:table-cell office:value-type="float" office:value="353">
                <text:p>3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433">
                <text:p>3433</text:p>
              </table:table-cell>
              <table:table-cell office:value-type="float" office:value="2964">
                <text:p>2964</text:p>
              </table:table-cell>
              <table:table-cell office:value-type="float" office:value="676">
                <text:p>67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158">
                <text:p>12158</text:p>
              </table:table-cell>
              <table:table-cell office:value-type="float" office:value="11654">
                <text:p>11654</text:p>
              </table:table-cell>
              <table:table-cell office:value-type="float" office:value="1415">
                <text:p>141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48419">
                <text:p>48419</text:p>
              </table:table-cell>
              <table:table-cell office:value-type="float" office:value="44908">
                <text:p>44908</text:p>
              </table:table-cell>
              <table:table-cell office:value-type="float" office:value="3485">
                <text:p>34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